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71a" officeooo:paragraph-rsid="00143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cias al sistema impletado te podras comunicar con un servid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1:10:40.958399424</meta:creation-date>
    <dc:date>2018-06-27T01:39:27.931679385</dc:date>
    <meta:editing-duration>PT18M36S</meta:editing-duration>
    <meta:editing-cycles>1</meta:editing-cycles>
    <meta:document-statistic meta:table-count="0" meta:image-count="0" meta:object-count="0" meta:page-count="1" meta:paragraph-count="1" meta:word-count="10" meta:character-count="65" meta:non-whitespace-character-count="55"/>
    <meta:generator>LibreOffice/6.0.4.2$Linux_X86_64 LibreOffice_project/00m0$Build-2</meta:generator>
  </office:meta>
</office:document-meta>
</file>